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7.32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5.000625cm"/>
    </style:style>
    <style:style style:name="co7" style:family="table-column">
      <style:table-column-properties fo:break-before="auto" style:column-width="6.50875cm"/>
    </style:style>
    <style:style style:name="co8" style:family="table-column">
      <style:table-column-properties fo:break-before="auto" style:column-width="12.1179166666667cm"/>
    </style:style>
    <style:style style:name="co9" style:family="table-column">
      <style:table-column-properties fo:break-before="auto" style:column-width="4.1275cm"/>
    </style:style>
    <style:style style:name="co10" style:family="table-column">
      <style:table-column-properties fo:break-before="auto" style:column-width="5.52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Primer análisi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number-columns-repeated="2" table:style-name="ce3"/>
          <table:table-cell table:style-name="ce1"/>
          <table:table-cell office:value-type="string" table:style-name="ce1">
            <text:p>Interval(ms)</text:p>
          </table:table-cell>
          <table:table-cell office:value-type="float" office:value="18.668118597895148" table:formula="of:=MAX(0;[.B3]-[.B16])" table:style-name="ce1">
            <text:p>18,6681186</text:p>
          </table:table-cell>
          <table:table-cell office:value-type="float" office:value="26.941111759247693" table:formula="of:=[.B3]+[.B16]" table:style-name="ce1">
            <text:p>26,941111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edia</text:p>
          </table:table-cell>
          <table:table-cell office:value-type="float" office:value="22.804615178571421" table:style-name="ce3">
            <text:p>22,80461518</text:p>
          </table:table-cell>
          <table:table-cell table:style-name="ce1"/>
          <table:table-cell office:value-type="string" table:style-name="ce1">
            <text:p>Interval(s)</text:p>
          </table:table-cell>
          <table:table-cell office:value-type="float" office:value="1.8668118597895147E-2" table:formula="of:=[.E2]/1000" table:style-name="ce1">
            <text:p>0,018668119</text:p>
          </table:table-cell>
          <table:table-cell office:value-type="float" office:value="2.6941111759247693E-2" table:formula="of:=[.F2]/1000" table:style-name="ce1">
            <text:p>0,02694111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rror típico</text:p>
          </table:table-cell>
          <table:table-cell office:value-type="float" office:value="2.0874878758979487" table:style-name="ce3">
            <text:p>2,0874878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ediana</text:p>
          </table:table-cell>
          <table:table-cell office:value-type="float" office:value="12.493449999999999" table:style-name="ce3">
            <text:p>12,493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oda</text:p>
          </table:table-cell>
          <table:table-cell office:value-type="error" office:string-value="#N/A" table:formula="of:=#N/A" table:style-name="ce3">
            <text:p>#N/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esviación estándar</text:p>
          </table:table-cell>
          <table:table-cell office:value-type="float" office:value="22.091895137953742" table:style-name="ce3">
            <text:p>22,091895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arianza de la muestra</text:p>
          </table:table-cell>
          <table:table-cell office:value-type="float" office:value="488.05183078634423" table:style-name="ce3">
            <text:p>488,05183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urtosis</text:p>
          </table:table-cell>
          <table:table-cell office:value-type="float" office:value="3.7570368556881872" table:style-name="ce3">
            <text:p>3,7570368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oeficiente de asimetría</text:p>
          </table:table-cell>
          <table:table-cell office:value-type="float" office:value="1.6845685095906648" table:style-name="ce3">
            <text:p>1,684568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ango</text:p>
          </table:table-cell>
          <table:table-cell office:value-type="float" office:value="123.4007" table:style-name="ce3">
            <text:p>123,40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ínimo</text:p>
          </table:table-cell>
          <table:table-cell office:value-type="float" office:value="2.7105000000000001" table:style-name="ce3">
            <text:p>2,71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áximo</text:p>
          </table:table-cell>
          <table:table-cell office:value-type="float" office:value="126.1112" table:style-name="ce3">
            <text:p>126,11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ma</text:p>
          </table:table-cell>
          <table:table-cell office:value-type="float" office:value="2554.1168999999991" table:style-name="ce3">
            <text:p>2554,11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uenta</text:p>
          </table:table-cell>
          <table:table-cell office:value-type="float" office:value="112" table:style-name="ce3">
            <text:p>1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Nivel de confianza(95,0%)</text:p>
          </table:table-cell>
          <table:table-cell office:value-type="float" office:value="4.1364965806762717" table:style-name="ce4">
            <text:p>4,136496581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ester-performance-groupal-cle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request-method</text:p>
          </table:table-cell>
          <table:table-cell office:value-type="string" table:style-name="ce1">
            <text:p>request-path</text:p>
          </table:table-cell>
          <table:table-cell office:value-type="string" table:style-name="ce1">
            <text:p>response-status</text:p>
          </table:table-cell>
          <table:table-cell office:value-type="string" table:style-name="ce1">
            <text:p>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91.007599999999996" table:style-name="ce1">
            <text:p>91,00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3109999999999999" table:style-name="ce1">
            <text:p>6,3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4410999999999996" table:style-name="ce1">
            <text:p>5,44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0800999999999998" table:style-name="ce1">
            <text:p>5,08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2519" table:style-name="ce1">
            <text:p>6,25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8811" table:style-name="ce1">
            <text:p>3,88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8220999999999998" table:style-name="ce1">
            <text:p>4,82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6476000000000002" table:style-name="ce1">
            <text:p>3,64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5053000000000001" table:style-name="ce1">
            <text:p>3,50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1473" table:style-name="ce1">
            <text:p>3,14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175000000000001" table:style-name="ce1">
            <text:p>3,0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1722999999999999" table:style-name="ce1">
            <text:p>3,17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1333000000000002" table:style-name="ce1">
            <text:p>3,13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5122" table:style-name="ce1">
            <text:p>11,51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26.1112" table:style-name="ce1">
            <text:p>126,11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2.121600000000001" table:style-name="ce1">
            <text:p>12,12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8.296700000000001" table:style-name="ce1">
            <text:p>18,29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70.906999999999996" table:style-name="ce1">
            <text:p>70,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588699999999999" table:style-name="ce1">
            <text:p>11,58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3248" table:style-name="ce1">
            <text:p>10,32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6892" table:style-name="ce1">
            <text:p>10,68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224" table:style-name="ce1">
            <text:p>11,2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77.4191" table:style-name="ce1">
            <text:p>77,41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976800000000001" table:style-name="ce1">
            <text:p>11,97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42.322600000000001" table:style-name="ce1">
            <text:p>42,32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47.959099999999999" table:style-name="ce1">
            <text:p>47,95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2684" table:style-name="ce1">
            <text:p>11,26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34.338900000000002" table:style-name="ce1">
            <text:p>34,33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8.1946999999999992" table:style-name="ce1">
            <text:p>8,19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579700000000001" table:style-name="ce1">
            <text:p>10,57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33.556100000000001" table:style-name="ce1">
            <text:p>33,55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7963" table:style-name="ce1">
            <text:p>11,79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54.681199999999997" table:style-name="ce1">
            <text:p>54,68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474" table:style-name="ce1">
            <text:p>11,4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1897" table:style-name="ce1">
            <text:p>10,18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9.5017999999999994" table:style-name="ce1">
            <text:p>9,50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34.674199999999999" table:style-name="ce1">
            <text:p>34,67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1653" table:style-name="ce1">
            <text:p>10,16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33.810899999999997" table:style-name="ce1">
            <text:p>33,81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8.9346999999999994" table:style-name="ce1">
            <text:p>8,93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33.845999999999997" table:style-name="ce1">
            <text:p>33,8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9.8242999999999991" table:style-name="ce1">
            <text:p>9,82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42.093299999999999" table:style-name="ce1">
            <text:p>42,09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9.6983" table:style-name="ce1">
            <text:p>19,69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22.364000000000001" table:style-name="ce1">
            <text:p>22,3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4.072900000000001" table:style-name="ce1">
            <text:p>14,07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24.7605" table:style-name="ce1">
            <text:p>24,76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9.152699999999999" table:style-name="ce1">
            <text:p>19,15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2.874000000000001" table:style-name="ce1">
            <text:p>12,8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3.829700000000001" table:style-name="ce1">
            <text:p>13,82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14.396000000000001" table:style-name="ce1">
            <text:p>14,3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10.4849" table:style-name="ce1">
            <text:p>10,48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12.906499999999999" table:style-name="ce1">
            <text:p>12,90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8.3734999999999999" table:style-name="ce1">
            <text:p>8,37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show</text:p>
          </table:table-cell>
          <table:table-cell office:value-type="float" office:value="500" table:style-name="ce1">
            <text:p>500</text:p>
          </table:table-cell>
          <table:table-cell office:value-type="float" office:value="29.7258" table:style-name="ce1">
            <text:p>29,72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show</text:p>
          </table:table-cell>
          <table:table-cell office:value-type="float" office:value="500" table:style-name="ce1">
            <text:p>500</text:p>
          </table:table-cell>
          <table:table-cell office:value-type="float" office:value="35.144199999999998" table:style-name="ce1">
            <text:p>35,14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7.0427" table:style-name="ce1">
            <text:p>7,04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9.024799999999999" table:style-name="ce1">
            <text:p>59,02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1.5548" table:style-name="ce1">
            <text:p>11,55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4.964" table:style-name="ce1">
            <text:p>14,9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3.471299999999999" table:style-name="ce1">
            <text:p>13,47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61.994799999999998" table:style-name="ce1">
            <text:p>61,99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3.9803" table:style-name="ce1">
            <text:p>53,98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3.270899999999997" table:style-name="ce1">
            <text:p>43,27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1.957000000000001" table:style-name="ce1">
            <text:p>51,9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9.995800000000003" table:style-name="ce1">
            <text:p>49,99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25.1113" table:style-name="ce1">
            <text:p>25,11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7.9637000000000002" table:style-name="ce1">
            <text:p>7,96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4.525700000000001" table:style-name="ce1">
            <text:p>34,52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8.552999999999997" table:style-name="ce1">
            <text:p>38,5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1.269400000000001" table:style-name="ce1">
            <text:p>31,26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7.6719999999999997" table:style-name="ce1">
            <text:p>7,6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35.224200000000003" table:style-name="ce1">
            <text:p>35,22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5.4283" table:style-name="ce1">
            <text:p>35,42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47.226399999999998" table:style-name="ce1">
            <text:p>47,22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2.725299999999997" table:style-name="ce1">
            <text:p>52,7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40.0015" table:style-name="ce1">
            <text:p>40,0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4.6143" table:style-name="ce1">
            <text:p>54,61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41.469000000000001" table:style-name="ce1">
            <text:p>41,4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6.314100000000003" table:style-name="ce1">
            <text:p>56,31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47.901200000000003" table:style-name="ce1">
            <text:p>47,9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7.014299999999999" table:style-name="ce1">
            <text:p>47,01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9.384399999999999" table:style-name="ce1">
            <text:p>49,38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9.6645000000000003" table:style-name="ce1">
            <text:p>9,66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7.094299999999997" table:style-name="ce1">
            <text:p>37,09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9.5924999999999994" table:style-name="ce1">
            <text:p>9,59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1.318000000000001" table:style-name="ce1">
            <text:p>31,3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5.647500000000001" table:style-name="ce1">
            <text:p>15,64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7.214799999999997" table:style-name="ce1">
            <text:p>67,21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5.1829999999999998" table:style-name="ce1">
            <text:p>5,1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904199999999999" table:style-name="ce1">
            <text:p>13,90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6.6321000000000003" table:style-name="ce1">
            <text:p>6,63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8155" table:style-name="ce1">
            <text:p>11,81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5.5972999999999997" table:style-name="ce1">
            <text:p>5,59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2.8653" table:style-name="ce1">
            <text:p>12,86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0008999999999997" table:style-name="ce1">
            <text:p>4,0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4244" table:style-name="ce1">
            <text:p>11,42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9535" table:style-name="ce1">
            <text:p>2,95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4466" table:style-name="ce1">
            <text:p>13,44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6.132100000000001" table:style-name="ce1">
            <text:p>16,13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9207999999999998" table:style-name="ce1">
            <text:p>4,92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9916" table:style-name="ce1">
            <text:p>3,99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8432000000000004" table:style-name="ce1">
            <text:p>4,84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7907000000000002" table:style-name="ce1">
            <text:p>5,79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9380999999999999" table:style-name="ce1">
            <text:p>3,93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6626000000000003" table:style-name="ce1">
            <text:p>4,66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9274" table:style-name="ce1">
            <text:p>3,92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105000000000001" table:style-name="ce1">
            <text:p>2,71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077999999999999" table:style-name="ce1">
            <text:p>3,80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1316999999999999" table:style-name="ce1">
            <text:p>3,13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003" table:style-name="ce1">
            <text:p>3,8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675000000000002" table:style-name="ce1">
            <text:p>2,8675</text:p>
          </table:table-cell>
          <table:table-cell table:number-columns-repeated="16380"/>
        </table:table-row>
        <table:table-row table:number-rows-repeated="1048463" table:style-name="ro1">
          <table:table-cell table:number-columns-repeated="16384"/>
        </table:table-row>
      </table:table>
      <table:database-ranges>
        <table:database-range table:target-range-address="tester-performance-groupal-clea.A3:tester-performance-groupal-clea.D11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CARLOS CERDA MORALES</meta:initial-creator>
    <dc:creator>CARLOS CERDA MORALES</dc:creator>
    <meta:creation-date>2025-05-24T14:03:27Z</meta:creation-date>
    <dc:date>2025-05-24T15:41:52Z</dc:date>
  </office:meta>
</office:document-meta>
</file>